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while Loo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reinforce your understanding of the syntax of <text:span text:style-name="Source_Text"><text:span text:style-name="KeywordTok">while</text:span></text:span> loops,</text:p>
        </text:list-item>
        <text:list-item>
          <text:p text:style-name="P1">To stress the importance of conditions (e.g., the difference between <text:span text:style-name="Source_Text"><text:span text:style-name="OperatorTok">&lt;</text:span></text:span> and <text:span text:style-name="Source_Text"><text:span text:style-name="OperatorTok">&lt;=</text:span></text:span>),</text:p>
        </text:list-item>
        <text:list-item>
          <text:p text:style-name="P1">To study loops whose counter starts at values different from <text:span text:style-name="Source_Text"><text:span text:style-name="DecValTok">0</text:span></text:span>,</text:p>
        </text:list-item>
        <text:list-item>
          <text:p text:style-name="P1">To exhibit that loop counters can be incremented or decremented by any value (not just one),</text:p>
        </text:list-item>
        <text:list-item>
          <text:p text:style-name="P1">To detect and debug infinite loops,</text:p>
        </text:list-item>
        <text:list-item>
          <text:p text:style-name="P1">To design simple algorithms requiring loops, and</text:p>
        </text:list-item>
        <text:list-item>
          <text:p text:style-name="P1">(Optional) To have loops controlled by sentinel values.</text:p>
        </text:list-item>
      </text:list>
      <text:h text:style-name="Heading_20_1" text:outline-level="1"><text:bookmark-start text:name="practicing-while-loops-warm-up"/>Practicing while Loops – Warm-Up<text:bookmark-end text:name="practicing-while-loops-warm-up"/></text:h>
      <text:p text:style-name="First_20_paragraph">Create a new project, and replace the content of the <text:span text:style-name="Source_Text"><text:span text:style-name="NormalTok">Main</text:span></text:span> method with the following code: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<text:p text:style-name="Preformatted_20_Text">
<text:span text:style-name="NormalTok"><text:s text:c="4"/>i</text:span><text:span text:style-name="OperatorTok">++;</text:span>
</text:p>
      <text:p text:style-name="Preformatted_20_Text">
<text:span text:style-name="OperatorTok">}</text:span>
</text:p>
      <text:list text:style-name="L2">
        <text:list-item>
          <text:p text:style-name="P2">Execute the code. You should see the numbers 0 to 99 in the console.</text:p>
        </text:list-item>
        <text:list-item>
          <text:p text:style-name="P2">Replace <text:span text:style-name="Source_Text"><text:span text:style-name="OperatorTok">&lt;</text:span></text:span> with <text:span text:style-name="Source_Text"><text:span text:style-name="OperatorTok">&lt;=</text:span></text:span>, and note that it prints the numbers from 0 to 100, even even though you did not change the numbers.</text:p>
        </text:list-item>
        <text:list-item>
          <text:p text:style-name="P2">Replace <text:span text:style-name="Source_Text"><text:span text:style-name="DecValTok">0</text:span></text:span> with <text:span text:style-name="Source_Text"><text:span text:style-name="DecValTok">100</text:span></text:span> and <text:span text:style-name="Source_Text"><text:span text:style-name="DecValTok">100</text:span></text:span> with <text:span text:style-name="Source_Text"><text:span text:style-name="DecValTok">300</text:span></text:span>, and note that it prints the numbers from 100 to 300. Observe that the counter can start from and terminate with any number you wish.</text:p>
        </text:list-item>
        <text:list-item>
          <text:p text:style-name="P2">Modify the code such that it prints all integers between 0 and 100 that are divisible by 3. The solution is given below, but please attempt to do it independently before reading it.</text:p>
        </text:list-item>
      </text:list>
      <text:p text:style-name="First_20_paragraph">Solution</text:p>
      <text:p text:style-name="Text_20_body">To implement the above problem, you may use the following: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</text:span><text:span text:style-name="KeywordTok">if</text:span><text:span text:style-name="OperatorTok">(</text:span><text:span text:style-name="NormalTok">i </text:span><text:span text:style-name="OperatorTok">%</text:span><text:span text:style-name="NormalTok"><text:s text:c="1"/></text:span><text:span text:style-name="DecValTok">3</text:span><text:span text:style-name="NormalTok"><text:s text:c="1"/></text:span><text:span text:style-name="OperatorTok">==</text:span><text:span text:style-name="NormalTok"><text:s text:c="1"/></text:span><text:span text:style-name="DecValTok">0</text:span><text:span text:style-name="OperatorTok">)</text:span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<text:p text:style-name="Preformatted_20_Text">
<text:span text:style-name="NormalTok"><text:s text:c="4"/>i</text:span><text:span text:style-name="OperatorTok">++;</text:span>
</text:p>
      <text:p text:style-name="Preformatted_20_Text">
<text:span text:style-name="OperatorTok">}</text:span>
</text:p>
      <text:p text:style-name="First_20_paragraph">or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<text:p text:style-name="Preformatted_20_Text">
<text:span text:style-name="NormalTok"><text:s text:c="4"/>i </text:span><text:span text:style-name="OperatorTok">+=</text:span><text:span text:style-name="NormalTok"><text:s text:c="1"/></text:span><text:span text:style-name="DecValTok">3</text:span><text:span text:style-name="OperatorTok">;</text:span>
</text:p>
      <text:p text:style-name="Preformatted_20_Text">
<text:span text:style-name="OperatorTok">}</text:span>
</text:p>
      <text:p text:style-name="First_20_paragraph">Which one of the above codes seems more efficient / easier to understand / easier to debug?</text:p>
      <text:p text:style-name="Text_20_body">Note that you do not have to increment the counter only by one each time. You should update the counter wisely and try to use it more efficiently.</text:p>
      <text:h text:style-name="Heading_20_1" text:outline-level="1"><text:bookmark-start text:name="practicing-while-loops-decrementing-counter"/>Practicing while Loops – Decrementing Counter<text:bookmark-end text:name="practicing-while-loops-decrementing-counter"/></text:h>
      <text:p text:style-name="First_20_paragraph">Create a new project and replace the content of the <text:span text:style-name="Source_Text"><text:span text:style-name="NormalTok">Main</text:span></text:span> method with the following code: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</text:span><text:span text:style-name="DecValTok">10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 </text:span><text:span text:style-name="OperatorTok">&gt;</text:span><text:span text:style-name="NormalTok"><text:s text:c="1"/></text:span><text:span text:style-name="DecValTok">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</text:span><text:span text:style-name="OperatorTok">);</text:span>
</text:p>
      <text:p text:style-name="Preformatted_20_Text">
<text:span text:style-name="NormalTok"><text:s text:c="4"/>n</text:span><text:span text:style-name="OperatorTok">--;</text:span>
</text:p>
      <text:p text:style-name="Preformatted_20_Text">
<text:span text:style-name="OperatorTok">}</text:span>
</text:p>
      <text:p text:style-name="First_20_paragraph">Execute the code, and explain what you see in the console. Note that the counter is decremented, not incremented.</text:p>
      <text:h text:style-name="Heading_20_1" text:outline-level="1"><text:bookmark-start text:name="practicing-while-loops-mystery-program"/>Practicing while Loops – Mystery Program<text:bookmark-end text:name="practicing-while-loops-mystery-program"/></text:h>
      <text:p text:style-name="First_20_paragraph">Create a new project and replace the content of the <text:span text:style-name="Source_Text"><text:span text:style-name="NormalTok">Main</text:span></text:span> method with the following code:</text:p>
      <text:p text:style-name="Preformatted_20_Text">
<text:span text:style-name="DataTypeTok">int</text:span><text:span text:style-name="NormalTok"><text:s text:c="1"/>n</text:span><text:span text:style-name="OperatorTok">;</text:span>
</text:p>
      <text:p text:style-name="Preformatted_20_Text">
<text:span text:style-name="NormalTok">Console</text:span><text:span text:style-name="OperatorTok">.</text:span><text:span text:style-name="FunctionTok">Write</text:span><text:span text:style-name="OperatorTok">(</text:span><text:span text:style-name="StringTok">"Enter a natural number greater than 2: "</text:span><text:span text:style-name="OperatorTok">);</text:span>
</text:p>
      <text:p text:style-name="Preformatted_20_Text">
<text:span text:style-name="NormalTok">n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2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n </text:span><text:span text:style-name="OperatorTok">%</text:span><text:span text:style-name="NormalTok"><text:s text:c="1"/>i </text:span><text:span text:style-name="OperatorTok">!=</text:span><text:span text:style-name="NormalTok"><text:s text:c="1"/></text:span><text:span text:style-name="DecValTok">0</text:span><text:span text:style-name="NormalTok"><text:s text:c="1"/></text:span><text:span text:style-name="OperatorTok">&amp;&amp;</text:span><text:span text:style-name="NormalTok"><text:s text:c="1"/>i </text:span><text:span text:style-name="OperatorTok">&lt;</text:span><text:span text:style-name="NormalTok"><text:s text:c="1"/>n 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i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KeywordTok">if</text:span><text:span text:style-name="NormalTok"><text:s text:c="1"/></text:span><text:span text:style-name="OperatorTok">(</text:span><text:span text:style-name="NormalTok">i </text:span><text:span text:style-name="OperatorTok">==</text:span><text:span text:style-name="NormalTok"><text:s text:c="1"/>n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n} is a ... number"</text:span><text:span text:style-name="OperatorTok">);</text:span>
</text:p>
      <text:p text:style-name="Preformatted_20_Text">
<text:span text:style-name="KeywordTok">else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n} is not a ... number"</text:span><text:span text:style-name="OperatorTok">);</text:span>
</text:p>
      <text:list text:style-name="L3">
        <text:list-item>
          <text:p text:style-name="P3">What does the code do? Explain the boolean expression of the loop</text:p>
        </text:list-item>
        <text:list-item>
          <text:p text:style-name="P3">Replace <text:span text:style-name="Source_Text"><text:span text:style-name="OperatorTok">...</text:span></text:span> with a meaningful word.</text:p>
        </text:list-item>
      </text:list>
      <text:p text:style-name="First_20_paragraph">Solution</text:p>
      <text:list text:style-name="L4">
        <text:list-item>
          <text:p text:style-name="P4">The boolean expression uses a counter <text:span text:style-name="Source_Text"><text:span text:style-name="NormalTok">i</text:span></text:span>, whose original value is 2, and then checks if:</text:p>
          <text:list text:style-name="L5">
            <text:list-item>
              <text:p text:style-name="P5">the result of the division of <text:span text:style-name="Source_Text"><text:span text:style-name="NormalTok">n</text:span></text:span> by <text:span text:style-name="Source_Text"><text:span text:style-name="NormalTok">i</text:span></text:span> is 0 (stated differently: whether <text:span text:style-name="Source_Text"><text:span text:style-name="NormalTok">i</text:span></text:span> can divide <text:span text:style-name="Source_Text"><text:span text:style-name="NormalTok">n</text:span></text:span>),</text:p>
            </text:list-item>
            <text:list-item>
              <text:p text:style-name="P5"><text:span text:style-name="Source_Text"><text:span text:style-name="NormalTok">i</text:span></text:span> is less than <text:span text:style-name="Source_Text"><text:span text:style-name="NormalTok">n</text:span></text:span>. In other words, it tries to divide <text:span text:style-name="Source_Text"><text:span text:style-name="NormalTok">n</text:span></text:span> by all the numbers between 2 and <text:span text:style-name="Source_Text"><text:span text:style-name="NormalTok">n</text:span><text:span text:style-name="DecValTok">-1</text:span></text:span>, and exits if there is a number that divides <text:span text:style-name="Source_Text"><text:span text:style-name="NormalTok">n</text:span></text:span>.</text:p>
            </text:list-item>
          </text:list>
        </text:list-item>
        <text:list-item>
          <text:p text:style-name="P4">This program computes if the number entered by the user is prime! So, we should replace <text:span text:style-name="Source_Text"><text:span text:style-name="OperatorTok">...</text:span></text:span> with “prime”!</text:p>
        </text:list-item>
      </text:list>
      <text:h text:style-name="Heading_20_1" text:outline-level="1"><text:bookmark-start text:name="practicing-while-loops-summing-user-input"/>Practicing while Loops – Summing User-Input<text:bookmark-end text:name="practicing-while-loops-summing-user-input"/></text:h>
      <text:p text:style-name="First_20_paragraph">Write a program that asks for an integer value greater than 1 from the user, and computes the result of this series: <text:span text:style-name="Source_Text"><text:span text:style-name="DecValTok">1</text:span><text:span text:style-name="NormalTok"><text:s text:c="1"/></text:span><text:span text:style-name="OperatorTok">+</text:span><text:span text:style-name="NormalTok"><text:s text:c="1"/></text:span><text:span text:style-name="DecValTok">2</text:span><text:span text:style-name="NormalTok"><text:s text:c="1"/></text:span><text:span text:style-name="OperatorTok">+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4</text:span><text:span text:style-name="NormalTok"><text:s text:c="1"/></text:span><text:span text:style-name="OperatorTok">+</text:span><text:span text:style-name="NormalTok"><text:s text:c="1"/></text:span><text:span text:style-name="OperatorTok">...</text:span></text:span> up to <text:span text:style-name="Source_Text"><text:span text:style-name="NormalTok">n</text:span></text:span> where <text:span text:style-name="Source_Text"><text:span text:style-name="NormalTok">n</text:span></text:span> represents the number obtained from the user.</text:p>
      <text:p text:style-name="Text_20_body">Here is an example of the desired execution, where the user input is underlined, and hitting “enter” is represented by ↵:</text:p>
      <text:p text:style-name="P6">Please enter an integer greater than 1:</text:p>
      <text:p text:style-name="P7">8̲↵</text:p>
      <text:p text:style-name="P8">The sum from 1 to your number is: 36</text:p>
      <text:p text:style-name="First_20_paragraph">And you can verify for yourself that 1+2+3+4+5+6+7+8 = 36.</text:p>
      <text:p text:style-name="Text_20_body">Solution</text:p>
      <text:p text:style-name="Text_20_body">You can look at the code under “Accumulator” at <text:a xlink:type="simple" xlink:href="https://csci-1301.github.io/book.html#vocabulary-1" office:name=""><text:span text:style-name="Definition">https://csci-1301.github.io/book.html#vocabulary-1</text:span></text:a> to get started: essentially, you need to replace the fixed value 10 with the value given by the user.</text:p>
      <text:h text:style-name="Heading_20_1" text:outline-level="1"><text:bookmark-start text:name="infinite-loops"/>Infinite Loops<text:bookmark-end text:name="infinite-loops"/></text:h>
      <text:p text:style-name="First_20_paragraph">All of the following are examples of infinite loops. Can you spot the “problem”? For each of them, suggest an edit that would make them terminate.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DecValTok">5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OperatorTok">}</text:span>
</text:p>
      <text:p text:style-name="Preformatted_20_Text">
<text:span text:style-name="DataTypeTok">int</text:span><text:span text:style-name="NormalTok"><text:s text:c="1"/>number1 </text:span><text:span text:style-name="OperatorTok">=</text:span><text:span text:style-name="NormalTok"><text:s text:c="1"/></text:span><text:span text:style-name="DecValTok">0</text:span><text:span text:style-name="OperatorTok">,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DecValTok">5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NormalTok"><text:s text:c="4"/>number1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DecValTok">5</text:span><text:span text:style-name="OperatorTok">);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NormalTok"><text:s text:c="4"/>number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DecValTok">5</text:span><text:span text:style-name="OperatorTok">)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NormalTok">number</text:span><text:span text:style-name="OperatorTok">++;</text:span>
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NormalTok"><text:s text:c="1"/></text:span><text:span text:style-name="DecValTok">5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OperatorTok">}</text:span>
</text:p>
      <text:p text:style-name="Preformatted_20_Text">
<text:span text:style-name="NormalTok">number</text:span><text:span text:style-name="OperatorTok">++;</text:span>
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NormalTok"><text:s text:c="1"/></text:span><text:span text:style-name="DecValTok">5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number</text:span><text:span text:style-name="OperatorTok">--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NormalTok"><text:s text:c="4"/>number</text:span><text:span text:style-name="OperatorTok">++;</text:span>
</text:p>
      <text:p text:style-name="Preformatted_20_Text">
<text:span text:style-name="OperatorTok">}</text:span>
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two advanced <text:span text:style-name="Source_Text"><text:span text:style-name="KeywordTok">while</text:span></text:span> loop challenges. Try to think “off-keyboard” for a while before coding your solution, and test it extensively.</text:p>
      <text:h text:style-name="Heading_20_2" text:outline-level="2"><text:bookmark-start text:name="advanced-problem-1"/>Advanced Problem 1<text:bookmark-end text:name="advanced-problem-1"/></text:h>
      <text:p text:style-name="First_20_paragraph">Study the following program: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a number to sum, or </text:span><text:span text:style-name="SpecialCharTok">\"</text:span><text:span text:style-name="StringTok">Done</text:span><text:span text:style-name="SpecialCharTok">\"</text:span><text:span text:style-name="StringTok"><text:s text:c="1"/>to stop and print the total."</text:span><text:span text:style-name="OperatorTok">);</text:span>
</text:p>
      <text:p text:style-name="Preformatted_20_Text">
<text:span text:style-name="DataTypeTok">string</text:span><text:span text:style-name="NormalTok"><text:s text:c="1"/>ent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<text:p text:style-name="Preformatted_20_Text">
<text:span text:style-name="DataTypeTok">int</text:span><text:span text:style-name="NormalTok"><text:s text:c="1"/>sum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enter </text:span><text:span text:style-name="OperatorTok">!=</text:span><text:span text:style-name="NormalTok"><text:s text:c="1"/></text:span><text:span text:style-name="StringTok">"Done"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sum </text:span><text:span text:style-name="OperatorTok">+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enter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a number to sum, or </text:span><text:span text:style-name="SpecialCharTok">\"</text:span><text:span text:style-name="StringTok">Done</text:span><text:span text:style-name="SpecialCharTok">\"</text:span><text:span text:style-name="StringTok"><text:s text:c="1"/>to stop and print the total."</text:span><text:span text:style-name="OperatorTok">);</text:span>
</text:p>
      <text:p text:style-name="Preformatted_20_Text">
<text:span text:style-name="NormalTok"><text:s text:c="4"/>ent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Your total is {sum}."</text:span><text:span text:style-name="OperatorTok">);</text:span>
</text:p>
      <text:list text:style-name="L6">
        <text:list-item>
          <text:p text:style-name="P9">Execute it, and make sure you understand its mechanism.</text:p>
        </text:list-item>
        <text:list-item>
          <text:p text:style-name="P9">It contains a “sentinel value”: can you tell what it is?</text:p>
        </text:list-item>
        <text:list-item>
          <text:p text:style-name="P9">Write a program by taking inspiration from the previous program. Your program should ask the user to enter integers. After the user indicates they are done (by entering a sentinel value like “Done”), display the smallest value the user entered. If the user did not enter any integers, display “You did not enter anything.”</text:p>
        </text:list-item>
      </text:list>
      <text:h text:style-name="Heading_20_2" text:outline-level="2"><text:bookmark-start text:name="advanced-problem-2"/>Advanced Problem 2<text:bookmark-end text:name="advanced-problem-2"/></text:h>
      <text:p text:style-name="First_20_paragraph">Write a program that gets a number from the user and finds its biggest divisor less than the number itself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while Loo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48Z</meta:creation-date>
    <dc:date>2024-03-27T23:15:48Z</dc:date>
    <meta:user-defined meta:name="date" meta:value-type="string">March  27, 2024 (07:15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